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84cm"/>
    </style:style>
    <style:style style:name="co3" style:family="table-column">
      <style:table-column-properties fo:break-before="auto" style:column-width="7.063cm"/>
    </style:style>
    <style:style style:name="co4" style:family="table-column">
      <style:table-column-properties fo:break-before="auto" style:column-width="4.036cm"/>
    </style:style>
    <style:style style:name="co5" style:family="table-column">
      <style:table-column-properties fo:break-before="auto" style:column-width="5.562cm"/>
    </style:style>
    <style:style style:name="co6" style:family="table-column">
      <style:table-column-properties fo:break-before="auto" style:column-width="4.688cm"/>
    </style:style>
    <style:style style:name="co7" style:family="table-column">
      <style:table-column-properties fo:break-before="auto" style:column-width="4.937cm"/>
    </style:style>
    <style:style style:name="co8" style:family="table-column">
      <style:table-column-properties fo:break-before="auto" style:column-width="5.008cm"/>
    </style:style>
    <style:style style:name="co9" style:family="table-column">
      <style:table-column-properties fo:break-before="auto" style:column-width="6.149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4.45cm"/>
    </style:style>
    <style:style style:name="co12" style:family="table-column">
      <style:table-column-properties fo:break-before="auto" style:column-width="4.881cm"/>
    </style:style>
    <style:style style:name="co13" style:family="table-column">
      <style:table-column-properties fo:break-before="auto" style:column-width="5.089cm"/>
    </style:style>
    <style:style style:name="co14" style:family="table-column">
      <style:table-column-properties fo:break-before="auto" style:column-width="2.247cm"/>
    </style:style>
    <style:style style:name="co15" style:family="table-column">
      <style:table-column-properties fo:break-before="auto" style:column-width="1.965cm"/>
    </style:style>
    <style:style style:name="co16" style:family="table-column">
      <style:table-column-properties fo:break-before="auto" style:column-width="6.81cm"/>
    </style:style>
    <style:style style:name="co17" style:family="table-column">
      <style:table-column-properties fo:break-before="auto" style:column-width="7.95cm"/>
    </style:style>
    <style:style style:name="co18" style:family="table-column">
      <style:table-column-properties fo:break-before="auto" style:column-width="8.338cm"/>
    </style:style>
    <style:style style:name="co19" style:family="table-column">
      <style:table-column-properties fo:break-before="auto" style:column-width="7.31cm"/>
    </style:style>
    <style:style style:name="co20" style:family="table-column">
      <style:table-column-properties fo:break-before="auto" style:column-width="5.796cm"/>
    </style:style>
    <style:style style:name="co21" style:family="table-column">
      <style:table-column-properties fo:break-before="auto" style:column-width="7.338cm"/>
    </style:style>
    <style:style style:name="co22" style:family="table-column">
      <style:table-column-properties fo:break-before="auto" style:column-width="6.408cm"/>
    </style:style>
    <style:style style:name="co23" style:family="table-column">
      <style:table-column-properties fo:break-before="auto" style:column-width="4.02cm"/>
    </style:style>
    <style:style style:name="co24" style:family="table-column">
      <style:table-column-properties fo:break-before="auto" style:column-width="3.687cm"/>
    </style:style>
    <style:style style:name="co25" style:family="table-column">
      <style:table-column-properties fo:break-before="auto" style:column-width="4.616cm"/>
    </style:style>
    <style:style style:name="co26" style:family="table-column">
      <style:table-column-properties fo:break-before="auto" style:column-width="6.987cm"/>
    </style:style>
    <style:style style:name="co27" style:family="table-column">
      <style:table-column-properties fo:break-before="auto" style:column-width="6.532cm"/>
    </style:style>
    <style:style style:name="co28" style:family="table-column">
      <style:table-column-properties fo:break-before="auto" style:column-width="4.272cm"/>
    </style:style>
    <style:style style:name="co29" style:family="table-column">
      <style:table-column-properties fo:break-before="auto" style:column-width="4.279cm"/>
    </style:style>
    <style:style style:name="co30" style:family="table-column">
      <style:table-column-properties fo:break-before="auto" style:column-width="4.516cm"/>
    </style:style>
    <style:style style:name="co31" style:family="table-column">
      <style:table-column-properties fo:break-before="auto" style:column-width="2.244cm"/>
    </style:style>
    <style:style style:name="co32" style:family="table-column">
      <style:table-column-properties fo:break-before="auto" style:column-width="3.519cm"/>
    </style:style>
    <style:style style:name="co33" style:family="table-column">
      <style:table-column-properties fo:break-before="auto" style:column-width="4.978cm"/>
    </style:style>
    <style:style style:name="co34" style:family="table-column">
      <style:table-column-properties fo:break-before="auto" style:column-width="4.70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LITH">
      <style:table-properties table:display="true" style:writing-mode="lr-tb"/>
    </style:style>
    <style:style style:name="ta2" style:family="table" style:master-page-name="PageStyle_5f_OpTelemática_20_Matemática_20_Algoritmica">
      <style:table-properties table:display="true" style:writing-mode="lr-tb"/>
    </style:style>
    <style:style style:name="ta3" style:family="table" style:master-page-name="PageStyle_5f_OpTelemática_20_Sistemas_20_Embebidos_20_y_20_Sistemas_20_Digitales_20_en_20_FPGA">
      <style:table-properties table:display="true" style:writing-mode="lr-tb"/>
    </style:style>
    <style:style style:name="ta4" style:family="table" style:master-page-name="PageStyle_5f_OpTelemática_20_Redes_20_de_20_Cómputo_20_y_20_de_20_Telecomunicaciones.">
      <style:table-properties table:display="true" style:writing-mode="lr-tb"/>
    </style:style>
    <style:style style:name="ta5" style:family="table" style:master-page-name="PageStyle_5f_OpHidroeléctrica_20_Instrumentación_20_y_20_Control_20_de_20_Máquinas">
      <style:table-properties table:display="true" style:writing-mode="lr-tb"/>
    </style:style>
    <style:style style:name="ta6" style:family="table" style:master-page-name="PageStyle_5f_OpHidroeléctrica_20_Electricidad_20_y_20_Electrónica_20_de_20_Potencia">
      <style:table-properties table:display="true" style:writing-mode="lr-tb"/>
    </style:style>
    <style:style style:name="ta7" style:family="table" style:master-page-name="PageStyle_5f_OpHidroeléctrica_20_Hidrografía_20_e_20_Hidráulica">
      <style:table-properties table:display="true" style:writing-mode="lr-tb"/>
    </style:style>
    <style:style style:name="ta8" style:family="table" style:master-page-name="PageStyle_5f_OpHidroeléctrica_20_Termo-Fluídos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c9ba4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afd095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72c2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LITH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6"/>
        <table:table-column table:style-name="co9" table:default-cell-style-name="ce2"/>
        <table:table-column table:style-name="co10" table:number-columns-repeated="55" table:default-cell-style-name="ce2"/>
        <table:table-column table:style-name="co10" table:number-columns-repeated="193" table:default-cell-style-name="ce13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7" table:number-rows-spanned="1">
            <text:p>Licenciatura en Ingeniería Telemática e Hidroeléctrica</text:p>
          </table:table-cell>
          <table:covered-table-cell table:number-columns-repeated="6" table:style-name="ce1"/>
          <table:table-cell table:style-name="ce11" office:value-type="string" calcext:value-type="string">
            <text:p>Cardinal de materias por semestre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Optativa Telemática 7</text:p>
          </table:table-cell>
          <table:table-cell table:style-name="ce3" office:value-type="string" calcext:value-type="string">
            <text:p>Optativa Telemática 8</text:p>
          </table:table-cell>
          <table:table-cell table:style-name="ce3" office:value-type="string" calcext:value-type="string">
            <text:p>Optativa Telemática 9</text:p>
          </table:table-cell>
          <table:table-cell table:style-name="ce7" office:value-type="string" calcext:value-type="string">
            <text:p>Optativa Hidroeléctrica 7</text:p>
          </table:table-cell>
          <table:table-cell table:style-name="ce7" office:value-type="string" calcext:value-type="string">
            <text:p>Optativa Hidroeléctrica 8</text:p>
          </table:table-cell>
          <table:table-cell table:style-name="ce7" office:value-type="string" calcext:value-type="string">
            <text:p>Optativa Hidroeléctrica 9</text:p>
          </table:table-cell>
          <table:table-cell table:style-name="ce9"/>
          <table:table-cell table:style-name="ce11" table:formula="of:=COUNTIFS([.B2:.H2];&quot;&lt;&gt;&quot;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Optativa Telemática 4</text:p>
          </table:table-cell>
          <table:table-cell table:style-name="ce3" office:value-type="string" calcext:value-type="string">
            <text:p>Optativa Telemática 5</text:p>
          </table:table-cell>
          <table:table-cell table:style-name="ce3" office:value-type="string" calcext:value-type="string">
            <text:p>Optativa Telemática 6</text:p>
          </table:table-cell>
          <table:table-cell table:style-name="ce7" office:value-type="string" calcext:value-type="string">
            <text:p>Optativa Hidroeléctrica 4</text:p>
          </table:table-cell>
          <table:table-cell table:style-name="ce7" office:value-type="string" calcext:value-type="string">
            <text:p>Optativa Hidroeléctrica 5</text:p>
          </table:table-cell>
          <table:table-cell table:style-name="ce7" office:value-type="string" calcext:value-type="string">
            <text:p>Optativa Hidroeléctrica 6</text:p>
          </table:table-cell>
          <table:table-cell table:style-name="ce9"/>
          <table:table-cell table:style-name="ce11" table:formula="of:=COUNTIFS([.B3:.H3];&quot;&lt;&gt;&quot;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Optativa Telemática 1</text:p>
          </table:table-cell>
          <table:table-cell table:style-name="ce3" office:value-type="string" calcext:value-type="string">
            <text:p>Optativa Telemática 2</text:p>
          </table:table-cell>
          <table:table-cell table:style-name="ce3" office:value-type="string" calcext:value-type="string">
            <text:p>Optativa Telemática 3</text:p>
          </table:table-cell>
          <table:table-cell table:style-name="ce7" office:value-type="string" calcext:value-type="string">
            <text:p>Optativa Hidroeléctrica 1</text:p>
          </table:table-cell>
          <table:table-cell table:style-name="ce7" office:value-type="string" calcext:value-type="string">
            <text:p>Optativa Hidroeléctrica 2</text:p>
          </table:table-cell>
          <table:table-cell table:style-name="ce7" office:value-type="string" calcext:value-type="string">
            <text:p>Optativa Hidroeléctrica 3</text:p>
          </table:table-cell>
          <table:table-cell table:style-name="ce9"/>
          <table:table-cell table:style-name="ce11" table:formula="of:=COUNTIFS([.B4:.H4];&quot;&lt;&gt;&quot;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Arquitectura de computadoras</text:p>
          </table:table-cell>
          <table:table-cell table:style-name="ce5" office:value-type="string" calcext:value-type="string">
            <text:p>Procesamiento digital de señales</text:p>
          </table:table-cell>
          <table:table-cell table:style-name="ce3" office:value-type="string" calcext:value-type="string">
            <text:p>Análisis matemático 1</text:p>
          </table:table-cell>
          <table:table-cell table:style-name="ce7" office:value-type="string" calcext:value-type="string">
            <text:p>Control e instrumentación</text:p>
          </table:table-cell>
          <table:table-cell table:style-name="ce7" office:value-type="string" calcext:value-type="string">
            <text:p>Electrotecnia 1</text:p>
          </table:table-cell>
          <table:table-cell table:style-name="ce7" office:value-type="string" calcext:value-type="string">
            <text:p>Fundamentos de hidrología</text:p>
          </table:table-cell>
          <table:table-cell table:style-name="ce10" office:value-type="string" calcext:value-type="string">
            <text:p>Contabilidad y economía</text:p>
          </table:table-cell>
          <table:table-cell table:style-name="ce11" table:formula="of:=COUNTIFS([.B5:.H5];&quot;&lt;&gt;&quot;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Diseño de sistemas digitales</text:p>
          </table:table-cell>
          <table:table-cell table:style-name="ce3" office:value-type="string" calcext:value-type="string">
            <text:p>Teoría de comunicaciones y señales</text:p>
          </table:table-cell>
          <table:table-cell table:style-name="ce3" office:value-type="string" calcext:value-type="string">
            <text:p>Análisis de algoritmos</text:p>
          </table:table-cell>
          <table:table-cell table:style-name="ce7" office:value-type="string" calcext:value-type="string">
            <text:p>Electrónica analógica</text:p>
          </table:table-cell>
          <table:table-cell table:style-name="ce7" office:value-type="string" calcext:value-type="string">
            <text:p>Electrónica de potencia 1</text:p>
          </table:table-cell>
          <table:table-cell table:style-name="ce7" office:value-type="string" calcext:value-type="string">
            <text:p>Fundamentos de hidráulica</text:p>
          </table:table-cell>
          <table:table-cell table:style-name="ce10" office:value-type="string" calcext:value-type="string">
            <text:p>Administración pública</text:p>
          </table:table-cell>
          <table:table-cell table:style-name="ce11" table:formula="of:=COUNTIFS([.B6:.H6];&quot;&lt;&gt;&quot;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Lenguajes de descripción de hardware</text:p>
          </table:table-cell>
          <table:table-cell table:style-name="ce3" office:value-type="string" calcext:value-type="string">
            <text:p>Redes de computadoras</text:p>
          </table:table-cell>
          <table:table-cell table:style-name="ce3" office:value-type="string" calcext:value-type="string">
            <text:p>Métodos numéricos</text:p>
          </table:table-cell>
          <table:table-cell table:style-name="ce7" office:value-type="string" calcext:value-type="string">
            <text:p>Circuitos eléctricos</text:p>
          </table:table-cell>
          <table:table-cell table:style-name="ce7" office:value-type="string" calcext:value-type="string">
            <text:p>Teoría electromagnética</text:p>
          </table:table-cell>
          <table:table-cell table:style-name="ce7" office:value-type="string" calcext:value-type="string">
            <text:p>Mecánica de fluidos 1</text:p>
          </table:table-cell>
          <table:table-cell table:style-name="ce10" office:value-type="string" calcext:value-type="string">
            <text:p>Filosofía de la ciencia</text:p>
          </table:table-cell>
          <table:table-cell table:style-name="ce11" table:formula="of:=COUNTIFS([.B7:.H7];&quot;&lt;&gt;&quot;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Ecuaciones diferenciales</text:p>
          </table:table-cell>
          <table:table-cell table:style-name="ce4" office:value-type="string" calcext:value-type="string">
            <text:p>Paradigmas de programación</text:p>
          </table:table-cell>
          <table:table-cell table:style-name="ce4" office:value-type="string" calcext:value-type="string">
            <text:p>Análisis vectorial</text:p>
          </table:table-cell>
          <table:table-cell table:style-name="ce4" office:value-type="string" calcext:value-type="string">
            <text:p>Termodinámica y fluidos</text:p>
          </table:table-cell>
          <table:table-cell table:style-name="ce4" office:value-type="string" calcext:value-type="string">
            <text:p>Variable compleja</text:p>
          </table:table-cell>
          <table:table-cell table:style-name="ce8" office:value-type="string" calcext:value-type="string">
            <text:p>Probabilidad y estadística</text:p>
          </table:table-cell>
          <table:table-cell table:style-name="ce10" office:value-type="string" calcext:value-type="string">
            <text:p>Identidad y conocimiento</text:p>
          </table:table-cell>
          <table:table-cell table:style-name="ce11" table:formula="of:=COUNTIFS([.B8:.H8];&quot;&lt;&gt;&quot;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álculo diferencial e integral</text:p>
          </table:table-cell>
          <table:table-cell table:style-name="ce4" office:value-type="string" calcext:value-type="string">
            <text:p>Algoritmia y programación estructurada</text:p>
          </table:table-cell>
          <table:table-cell table:style-name="ce4" office:value-type="string" calcext:value-type="string">
            <text:p>Álgebra lineal</text:p>
          </table:table-cell>
          <table:table-cell table:style-name="ce4" office:value-type="string" calcext:value-type="string">
            <text:p>Mecánica y electromagnetismo</text:p>
          </table:table-cell>
          <table:table-cell table:style-name="ce4" office:value-type="string" calcext:value-type="string">
            <text:p>Química inorgánica</text:p>
          </table:table-cell>
          <table:table-cell table:style-name="ce8" office:value-type="string" calcext:value-type="string">
            <text:p>Matemáticas discretas</text:p>
          </table:table-cell>
          <table:table-cell table:style-name="ce10" office:value-type="string" calcext:value-type="string">
            <text:p>Comunicación oral y escrita</text:p>
          </table:table-cell>
          <table:table-cell table:style-name="ce11" table:formula="of:=COUNTIFS([.B9:.H9];&quot;&lt;&gt;&quot;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2"/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5"/>
          <table:table-cell table:style-name="ce12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LITH.$A$1" table:expression="NA()"/>
          <table:named-expression table:name="Excel_BuiltIn_Sheet_Title" table:base-cell-address="$LITH.$A$1" table:expression="&quot;LITH&quot;"/>
        </table:named-expressions>
      </table:table>
      <table:table table:name="OpTelemática Matemática Algoritmica" table:style-name="ta2">
        <office:forms form:automatic-focus="false" form:apply-design-mode="false"/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60" table:default-cell-style-name="ce2"/>
        <table:table-column table:style-name="co14" table:number-columns-repeated="193" table:default-cell-style-name="ce13"/>
        <table:table-column table:style-name="co14" table:number-columns-repeated="76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>
            <text:p>Eje: Análisis Matemático</text:p>
          </table:table-cell>
          <table:table-cell table:style-name="ce1" office:value-type="string" calcext:value-type="string">
            <text:p>Eje: Computación</text:p>
          </table:table-cell>
          <table:table-cell table:style-name="ce1" office:value-type="string" calcext:value-type="string">
            <text:p>Eje: Estructuras algebráicas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Análisis matemático 4</text:p>
          </table:table-cell>
          <table:table-cell table:style-name="ce3" office:value-type="string" calcext:value-type="string">
            <text:p>Compiladores e intérpretes</text:p>
          </table:table-cell>
          <table:table-cell table:style-name="ce3" office:value-type="string" calcext:value-type="string">
            <text:p>Topología Algorítmica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Análisis matemático 3</text:p>
          </table:table-cell>
          <table:table-cell table:style-name="ce3" office:value-type="string" calcext:value-type="string">
            <text:p>Teoría de la computación</text:p>
          </table:table-cell>
          <table:table-cell table:style-name="ce5" office:value-type="string" calcext:value-type="string">
            <text:p>Álgebra moderna 2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Análisis matemático 2</text:p>
          </table:table-cell>
          <table:table-cell table:style-name="ce3" office:value-type="string" calcext:value-type="string">
            <text:p>Sistemas operativos</text:p>
          </table:table-cell>
          <table:table-cell table:style-name="ce5" office:value-type="string" calcext:value-type="string">
            <text:p>Álgebra moderna 1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LITH.$A$1" table:expression="NA()"/>
          <table:named-expression table:name="Excel_BuiltIn_Sheet_Title" table:base-cell-address="$LITH.$A$1" table:expression="&quot;OpTelemática Matemática Algoritmica&quot;"/>
        </table:named-expressions>
      </table:table>
      <table:table table:name="OpTelemática Sistemas Embebidos y Sistemas Digitales en FPGA" table:style-name="ta3">
        <office:forms form:automatic-focus="false" form:apply-design-mode="false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4" table:number-columns-repeated="60" table:default-cell-style-name="ce6"/>
        <table:table-column table:style-name="co14" table:number-columns-repeated="193" table:default-cell-style-name="ce13"/>
        <table:table-column table:style-name="co14" table:number-columns-repeated="767" table:default-cell-style-name="Default"/>
        <table:table-row table:style-name="ro1">
          <table:table-cell table:style-name="ce9" office:value-type="string" calcext:value-type="string">
            <text:p>Semestre</text:p>
          </table:table-cell>
          <table:table-cell table:style-name="ce9" office:value-type="string" calcext:value-type="string">
            <text:p>Eje: Sistemas embebidos</text:p>
          </table:table-cell>
          <table:table-cell table:style-name="ce9" office:value-type="string" calcext:value-type="string">
            <text:p>Eje: Electrónica de lógica programable actual</text:p>
          </table:table-cell>
          <table:table-cell table:style-name="ce9" office:value-type="string" calcext:value-type="string">
            <text:p>Eje: Ejecución de instrucciones sobre hardware</text:p>
          </table:table-cell>
          <table:table-cell table:number-columns-repeated="1020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5" office:value-type="string" calcext:value-type="string">
            <text:p>Microcontroladores y sistemas en chip</text:p>
          </table:table-cell>
          <table:table-cell table:style-name="ce5" office:value-type="string" calcext:value-type="string">
            <text:p>Desarrollo avanzado en dispositivos FPGA</text:p>
          </table:table-cell>
          <table:table-cell table:style-name="ce5" office:value-type="string" calcext:value-type="string">
            <text:p>Compiladores e intérpretes</text:p>
          </table:table-cell>
          <table:table-cell table:number-columns-repeated="1020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5" office:value-type="string" calcext:value-type="string">
            <text:p>Sistemas operativos de tiempo real</text:p>
          </table:table-cell>
          <table:table-cell table:style-name="ce5" office:value-type="string" calcext:value-type="string">
            <text:p>Arquitectura de procesadores avanzada</text:p>
          </table:table-cell>
          <table:table-cell table:style-name="ce5" office:value-type="string" calcext:value-type="string">
            <text:p>Teoría de la computación</text:p>
          </table:table-cell>
          <table:table-cell table:number-columns-repeated="1020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5" office:value-type="string" calcext:value-type="string">
            <text:p>Internet de las cosas</text:p>
          </table:table-cell>
          <table:table-cell table:style-name="ce5" office:value-type="string" calcext:value-type="string">
            <text:p>Sistemas digitales y cómputo móvil</text:p>
          </table:table-cell>
          <table:table-cell table:style-name="ce5" office:value-type="string" calcext:value-type="string">
            <text:p>Lenguaje ensamblador para x86 y RiscV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LITH.$A$1" table:expression="NA()"/>
          <table:named-expression table:name="Excel_BuiltIn_Sheet_Title" table:base-cell-address="$LITH.$A$1" table:expression="&quot;OpTelemática Sistemas Embebidos y Electrónica de Lógica Programable Actual&quot;"/>
        </table:named-expressions>
      </table:table>
      <table:table table:name="OpTelemática Redes de Cómputo y de Telecomunicaciones." table:style-name="ta4">
        <office:forms form:automatic-focus="false" form:apply-design-mode="false"/>
        <table:table-column table:style-name="co15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4" table:number-columns-repeated="60" table:default-cell-style-name="ce2"/>
        <table:table-column table:style-name="co14" table:number-columns-repeated="193" table:default-cell-style-name="ce13"/>
        <table:table-column table:style-name="co14" table:number-columns-repeated="76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>
            <text:p>Eje: Ciencia de transmisiones</text:p>
          </table:table-cell>
          <table:table-cell table:style-name="ce1" office:value-type="string" calcext:value-type="string">
            <text:p>Eje: Transmisiones</text:p>
          </table:table-cell>
          <table:table-cell table:style-name="ce1" office:value-type="string" calcext:value-type="string">
            <text:p>Eje: Redes de cómputo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adiocomunicaciones</text:p>
          </table:table-cell>
          <table:table-cell table:style-name="ce3" office:value-type="string" calcext:value-type="string">
            <text:p>Satélites geoestacionarios</text:p>
          </table:table-cell>
          <table:table-cell table:style-name="ce3" office:value-type="string" calcext:value-type="string">
            <text:p>Diseño de sistemas distribuidos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Sistemas de comunicaciones ópticas</text:p>
          </table:table-cell>
          <table:table-cell table:style-name="ce3" office:value-type="string" calcext:value-type="string">
            <text:p>Lineas de transmisión y antenas</text:p>
          </table:table-cell>
          <table:table-cell table:style-name="ce3" office:value-type="string" calcext:value-type="string">
            <text:p>Administración de servicios en red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ropagación de ondas electromagnéticas</text:p>
          </table:table-cell>
          <table:table-cell table:style-name="ce5" office:value-type="string" calcext:value-type="string">
            <text:p>Comunicaciones digitales</text:p>
          </table:table-cell>
          <table:table-cell table:style-name="ce3" office:value-type="string" calcext:value-type="string">
            <text:p>Aplicaciones para comunicaciones en r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LITH.$A$1" table:expression="NA()"/>
          <table:named-expression table:name="Excel_BuiltIn_Sheet_Title" table:base-cell-address="$LITH.$A$1" table:expression="&quot;OpTelemática Redes de Cómputo y Comunicaciones&quot;"/>
        </table:named-expressions>
      </table:table>
      <table:table table:name="OpHidroeléctrica Instrumentación y Control de Máquinas" table:style-name="ta5">
        <office:forms form:automatic-focus="false" form:apply-design-mode="false"/>
        <table:table-column table:style-name="co15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4" table:number-columns-repeated="60" table:default-cell-style-name="ce2"/>
        <table:table-column table:style-name="co14" table:number-columns-repeated="193" table:default-cell-style-name="ce13"/>
        <table:table-column table:style-name="co14" table:number-columns-repeated="76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>
            <text:p>Eje: Implementación de sistemas</text:p>
          </table:table-cell>
          <table:table-cell table:style-name="ce1" office:value-type="string" calcext:value-type="string">
            <text:p>Eje: Teoría del control</text:p>
          </table:table-cell>
          <table:table-cell table:style-name="ce1" office:value-type="string" calcext:value-type="string">
            <text:p>Eje: Instumentación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Controladores lógicos programables</text:p>
          </table:table-cell>
          <table:table-cell table:style-name="ce7" office:value-type="string" calcext:value-type="string">
            <text:p>Teoría del control 3</text:p>
          </table:table-cell>
          <table:table-cell table:style-name="ce7" office:value-type="string" calcext:value-type="string">
            <text:p>Instrumentación 3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Sensores y actuadores</text:p>
          </table:table-cell>
          <table:table-cell table:style-name="ce7" office:value-type="string" calcext:value-type="string">
            <text:p>Teoría del control 2</text:p>
          </table:table-cell>
          <table:table-cell table:style-name="ce7" office:value-type="string" calcext:value-type="string">
            <text:p>Instrumentación 2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Automatización</text:p>
          </table:table-cell>
          <table:table-cell table:style-name="ce7" office:value-type="string" calcext:value-type="string">
            <text:p>Teoría del control 1</text:p>
          </table:table-cell>
          <table:table-cell table:style-name="ce7" office:value-type="string" calcext:value-type="string">
            <text:p>Instrumentación 1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LITH.$A$1" table:expression="NA()"/>
          <table:named-expression table:name="Excel_BuiltIn_Sheet_Title" table:base-cell-address="$LITH.$A$1" table:expression="&quot;OpHidroeléctrica Instrumentación y Control de Máquinas&quot;"/>
        </table:named-expressions>
      </table:table>
      <table:table table:name="OpHidroeléctrica Electricidad y Electrónica de Potencia" table:style-name="ta6">
        <office:forms form:automatic-focus="false" form:apply-design-mode="false"/>
        <table:table-column table:style-name="co15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14" table:number-columns-repeated="60" table:default-cell-style-name="ce15"/>
        <table:table-column table:style-name="co14" table:number-columns-repeated="193" table:default-cell-style-name="ce13"/>
        <table:table-column table:style-name="co14" table:number-columns-repeated="767" table:default-cell-style-name="Default"/>
        <table:table-row table:style-name="ro1">
          <table:table-cell table:style-name="ce14" office:value-type="string" calcext:value-type="string">
            <text:p>Semestre</text:p>
          </table:table-cell>
          <table:table-cell table:style-name="ce14" table:number-columns-repeated="3"/>
          <table:table-cell table:number-columns-repeated="1020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Máquinas eléctricas</text:p>
          </table:table-cell>
          <table:table-cell table:style-name="ce16" office:value-type="string" calcext:value-type="string">
            <text:p>Instalaciones eléctricas en alta tensión</text:p>
          </table:table-cell>
          <table:table-cell table:style-name="ce16" office:value-type="string" calcext:value-type="string">
            <text:p>Algoritmos de distribución y potencia</text:p>
          </table:table-cell>
          <table:table-cell table:number-columns-repeated="1020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Electrotecnia 2</text:p>
          </table:table-cell>
          <table:table-cell table:style-name="ce16" office:value-type="string" calcext:value-type="string">
            <text:p>Instalaciones eléctricas en baja tensión</text:p>
          </table:table-cell>
          <table:table-cell table:style-name="ce16" office:value-type="string" calcext:value-type="string">
            <text:p>Distribución y potencia eléctricas </text:p>
          </table:table-cell>
          <table:table-cell table:number-columns-repeated="1020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lectrónica de potencia 2</text:p>
          </table:table-cell>
          <table:table-cell table:style-name="ce16" office:value-type="string" calcext:value-type="string">
            <text:p>Conversión de la energía</text:p>
          </table:table-cell>
          <table:table-cell table:style-name="ce17" office:value-type="string" calcext:value-type="string">
            <text:p>Fuentes de generación eléctrica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LITH.$A$1" table:expression="NA()"/>
          <table:named-expression table:name="Excel_BuiltIn_Sheet_Title" table:base-cell-address="$LITH.$A$1" table:expression="&quot;OpHidroeléctrica Electricidad y Electrónica de Potencia&quot;"/>
        </table:named-expressions>
      </table:table>
      <table:table table:name="OpHidroeléctrica Hidrografía e Hidráulica" table:style-name="ta7">
        <office:forms form:automatic-focus="false" form:apply-design-mode="false"/>
        <table:table-column table:style-name="co1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number-columns-repeated="60" table:default-cell-style-name="ce6"/>
        <table:table-column table:style-name="co31" table:number-columns-repeated="193" table:default-cell-style-name="ce13"/>
        <table:table-column table:style-name="co31" table:number-columns-repeated="767" table:default-cell-style-name="Default"/>
        <table:table-row table:style-name="ro1">
          <table:table-cell table:style-name="ce9" office:value-type="string" calcext:value-type="string">
            <text:p>Semestre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8" office:value-type="string" calcext:value-type="string">
            <text:p>Hidráulica fluvial</text:p>
          </table:table-cell>
          <table:table-cell table:style-name="ce18" office:value-type="string" calcext:value-type="string">
            <text:p>Hidráulica experimental</text:p>
          </table:table-cell>
          <table:table-cell table:style-name="ce18" office:value-type="string" calcext:value-type="string">
            <text:p>Centrales hidroeléctricas</text:p>
          </table:table-cell>
          <table:table-cell table:number-columns-repeated="1020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8" office:value-type="string" calcext:value-type="string">
            <text:p>Plantas de tratamiento</text:p>
          </table:table-cell>
          <table:table-cell table:style-name="ce18" office:value-type="string" calcext:value-type="string">
            <text:p>Hidrogeología</text:p>
          </table:table-cell>
          <table:table-cell table:style-name="ce18" office:value-type="string" calcext:value-type="string">
            <text:p>Hidráulica de potencia</text:p>
          </table:table-cell>
          <table:table-cell table:number-columns-repeated="1020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8" office:value-type="string" calcext:value-type="string">
            <text:p>Plantas potabilizadoras</text:p>
          </table:table-cell>
          <table:table-cell table:style-name="ce18" office:value-type="string" calcext:value-type="string">
            <text:p>Hidrostática</text:p>
          </table:table-cell>
          <table:table-cell table:style-name="ce18" office:value-type="string" calcext:value-type="string">
            <text:p>Instalaciones hidráulicas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LITH.$A$1" table:expression="NA()"/>
          <table:named-expression table:name="Excel_BuiltIn_Sheet_Title" table:base-cell-address="$LITH.$A$1" table:expression="&quot;OpHidroeléctrica Hidrografía e Hidráulica&quot;"/>
        </table:named-expressions>
      </table:table>
      <table:table table:name="OpHidroeléctrica Termo-Fluídos" table:style-name="ta8">
        <office:forms form:automatic-focus="false" form:apply-design-mode="false"/>
        <table:table-column table:style-name="co15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4" table:number-columns-repeated="60" table:default-cell-style-name="ce15"/>
        <table:table-column table:style-name="co14" table:number-columns-repeated="193" table:default-cell-style-name="ce13"/>
        <table:table-column table:style-name="co14" table:number-columns-repeated="767" table:default-cell-style-name="Default"/>
        <table:table-row table:style-name="ro1">
          <table:table-cell table:style-name="ce14" office:value-type="string" calcext:value-type="string">
            <text:p>Semestre</text:p>
          </table:table-cell>
          <table:table-cell table:style-name="ce14" table:number-columns-repeated="3"/>
          <table:table-cell table:number-columns-repeated="1020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Cogeneración</text:p>
          </table:table-cell>
          <table:table-cell table:style-name="ce16" office:value-type="string" calcext:value-type="string">
            <text:p>Turbinas térmicas</text:p>
          </table:table-cell>
          <table:table-cell table:style-name="ce16" office:value-type="string" calcext:value-type="string">
            <text:p>Centrales termoeléctricas</text:p>
          </table:table-cell>
          <table:table-cell table:number-columns-repeated="1020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Máquinas térmicas</text:p>
          </table:table-cell>
          <table:table-cell table:style-name="ce16" office:value-type="string" calcext:value-type="string">
            <text:p>Celdas de combustibles</text:p>
          </table:table-cell>
          <table:table-cell table:style-name="ce16" office:value-type="string" calcext:value-type="string">
            <text:p>Procesos termodinámicos</text:p>
          </table:table-cell>
          <table:table-cell table:number-columns-repeated="1020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Ciclo combinado</text:p>
          </table:table-cell>
          <table:table-cell table:style-name="ce16" office:value-type="string" calcext:value-type="string">
            <text:p>Combustión y combustibles</text:p>
          </table:table-cell>
          <table:table-cell table:style-name="ce16" office:value-type="string" calcext:value-type="string">
            <text:p>Mecánica de fluidos 2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LITH.$A$1" table:expression="NA()"/>
          <table:named-expression table:name="Excel_BuiltIn_Sheet_Title" table:base-cell-address="$LITH.$A$1" table:expression="&quot;OpHidroeléctrica Termo-Fluídos&quot;"/>
        </table:named-expressions>
      </table:table>
      <table:named-expressions>
        <table:named-expression table:name="Excel_BuiltIn_Print_Area" table:base-cell-address="$LITH.$A$1" table:expression="NA()"/>
        <table:named-expression table:name="Excel_BuiltIn_Print_Area_1" table:base-cell-address="$LITH.$A$1" table:expression="NA()"/>
        <table:named-expression table:name="Excel_BuiltIn_Print_Area_10" table:base-cell-address="$LITH.$A$1" table:expression="NA()"/>
        <table:named-expression table:name="Excel_BuiltIn_Print_Area_11" table:base-cell-address="$LITH.$A$1" table:expression="NA()"/>
        <table:named-expression table:name="Excel_BuiltIn_Print_Area_12" table:base-cell-address="$LITH.$A$1" table:expression="NA()"/>
        <table:named-expression table:name="Excel_BuiltIn_Print_Area_13" table:base-cell-address="$LITH.$A$1" table:expression="NA()"/>
        <table:named-expression table:name="Excel_BuiltIn_Print_Area_14" table:base-cell-address="$LITH.$A$1" table:expression="NA()"/>
        <table:named-expression table:name="Excel_BuiltIn_Print_Area_15" table:base-cell-address="$LITH.$A$1" table:expression="NA()"/>
        <table:named-expression table:name="Excel_BuiltIn_Print_Area_2" table:base-cell-address="$LITH.$A$1" table:expression="NA()"/>
        <table:named-expression table:name="Excel_BuiltIn_Print_Area_3" table:base-cell-address="$LITH.$A$1" table:expression="NA()"/>
        <table:named-expression table:name="Excel_BuiltIn_Print_Area_4" table:base-cell-address="$LITH.$A$1" table:expression="NA()"/>
        <table:named-expression table:name="Excel_BuiltIn_Print_Area_5" table:base-cell-address="$LITH.$A$1" table:expression="NA()"/>
        <table:named-expression table:name="Excel_BuiltIn_Print_Area_6" table:base-cell-address="$LITH.$A$1" table:expression="NA()"/>
        <table:named-expression table:name="Excel_BuiltIn_Print_Area_7" table:base-cell-address="$LITH.$A$1" table:expression="NA()"/>
        <table:named-expression table:name="Excel_BuiltIn_Print_Area_8" table:base-cell-address="$LITH.$A$1" table:expression="NA()"/>
        <table:named-expression table:name="Excel_BuiltIn_Print_Area_9" table:base-cell-address="$LITH.$A$1" table:expression="NA()"/>
        <table:named-expression table:name="Excel_BuiltIn_Sheet_Title" table:base-cell-address="$LITH.$A$1" table:expression="&quot;LITH&quot;"/>
        <table:named-expression table:name="Excel_BuiltIn_Sheet_Title_1" table:base-cell-address="$LITH.$A$1" table:expression="&quot;LITH&quot;"/>
        <table:named-expression table:name="Excel_BuiltIn_Sheet_Title_10" table:base-cell-address="$LITH.$A$1" table:expression="&quot;OpHidro Electricidad y Electrónica de Potencia&quot;"/>
        <table:named-expression table:name="Excel_BuiltIn_Sheet_Title_11" table:base-cell-address="$LITH.$A$1" table:expression="&quot;OpHidro Electricidad y Electrónica de Potencia&quot;"/>
        <table:named-expression table:name="Excel_BuiltIn_Sheet_Title_12" table:base-cell-address="$LITH.$A$1" table:expression="&quot;OpHidro Hidrografía e Hidráulica&quot;"/>
        <table:named-expression table:name="Excel_BuiltIn_Sheet_Title_13" table:base-cell-address="$LITH.$A$1" table:expression="&quot;OpHidro Hidrografía e Hidráulica&quot;"/>
        <table:named-expression table:name="Excel_BuiltIn_Sheet_Title_14" table:base-cell-address="$LITH.$A$1" table:expression="&quot;OpHidro Termo-Fluídos&quot;"/>
        <table:named-expression table:name="Excel_BuiltIn_Sheet_Title_15" table:base-cell-address="$LITH.$A$1" table:expression="&quot;OpHidro Termo-Fluídos&quot;"/>
        <table:named-expression table:name="Excel_BuiltIn_Sheet_Title_2" table:base-cell-address="$LITH.$A$1" table:expression="&quot;ITele Matemática Algoritmica&quot;"/>
        <table:named-expression table:name="Excel_BuiltIn_Sheet_Title_3" table:base-cell-address="$LITH.$A$1" table:expression="&quot;OpTele Matemática Algoritmica&quot;"/>
        <table:named-expression table:name="Excel_BuiltIn_Sheet_Title_4" table:base-cell-address="$LITH.$A$1" table:expression="&quot;ITele Sistemas Embebidos y Electrónica de Lógica Programable Actual&quot;"/>
        <table:named-expression table:name="Excel_BuiltIn_Sheet_Title_5" table:base-cell-address="$LITH.$A$1" table:expression="&quot;OpTele Sistemas Embebidos y Electrónica de Lógica Programable Actual&quot;"/>
        <table:named-expression table:name="Excel_BuiltIn_Sheet_Title_6" table:base-cell-address="$LITH.$A$1" table:expression="&quot;OpTele Redes de Cómputo y Comunicaciones&quot;"/>
        <table:named-expression table:name="Excel_BuiltIn_Sheet_Title_7" table:base-cell-address="$LITH.$A$1" table:expression="&quot;OpTele Redes de Cómputo y Comunicaciones&quot;"/>
        <table:named-expression table:name="Excel_BuiltIn_Sheet_Title_8" table:base-cell-address="$LITH.$A$1" table:expression="&quot;OpHIdro Instrumentación y Control de Máquinas&quot;"/>
        <table:named-expression table:name="Excel_BuiltIn_Sheet_Title_9" table:base-cell-address="$LITH.$A$1" table:expression="&quot;OpHIdro Instrumentación y Control de Máquinas&quot;"/>
        <table:named-expression table:name="_xlfn_COUNTIFS" table:base-cell-address="$LITH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545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page-layout style:name="Mpm5">
      <style:page-layout-properties style:num-format="1" style:print-orientation="portrait" fo:margin-top="3.175cm" fo:margin-bottom="1.3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2.58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LITH" style:display-name="PageStyle_LITH" style:page-layout-name="Mpm3">
      <style:header style:display="false"/>
      <style:header-left style:display="false"/>
      <style:footer>
        <text:p><text:span text:style-name="MT1">Página </text:span></text:p>
      </style:footer>
      <style:footer-left style:display="false">
        <text:p><text:span text:style-name="MT1">Página </text:span></text:p>
      </style:footer-left>
    </style:master-page>
    <style:master-page style:name="PageStyle_5f_OpTelemática_20_Matemática_20_Algoritmica" style:display-name="PageStyle_OpTelemática Matemática Algoritmica" style:page-layout-name="Mpm4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  <style:master-page style:name="PageStyle_5f_OpTelemática_20_Sistemas_20_Embebidos_20_y_20_Sistemas_20_Digitales_20_en_20_FPGA" style:display-name="PageStyle_OpTelemática Sistemas Embebidos y Sistemas Digitales en FPGA" style:page-layout-name="Mpm5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OpTelemática_20_Redes_20_de_20_Cómputo_20_y_20_de_20_Telecomunicaciones." style:display-name="PageStyle_OpTelemática Redes de Cómputo y de Telecomunicaciones." style:page-layout-name="Mpm4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  <style:master-page style:name="PageStyle_5f_OpHidroeléctrica_20_Instrumentación_20_y_20_Control_20_de_20_Máquinas" style:display-name="PageStyle_OpHidroeléctrica Instrumentación y Control de Máquinas" style:page-layout-name="Mpm4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  <style:master-page style:name="PageStyle_5f_OpHidroeléctrica_20_Electricidad_20_y_20_Electrónica_20_de_20_Potencia" style:display-name="PageStyle_OpHidroeléctrica Electricidad y Electrónica de Potencia" style:page-layout-name="Mpm4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  <style:master-page style:name="PageStyle_5f_OpHidroeléctrica_20_Hidrografía_20_e_20_Hidráulica" style:display-name="PageStyle_OpHidroeléctrica Hidrografía e Hidráulica" style:page-layout-name="Mpm4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  <style:master-page style:name="PageStyle_5f_OpHidroeléctrica_20_Termo-Fluídos" style:display-name="PageStyle_OpHidroeléctrica Termo-Fluídos" style:page-layout-name="Mpm4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5:01:33</meta:creation-date>
    <dc:date>2024-11-04T00:22:54.980642106</dc:date>
    <meta:print-date>2009-04-22T13:24:48</meta:print-date>
    <meta:editing-cycles>101</meta:editing-cycles>
    <meta:editing-duration>P9DT16H30M49S</meta:editing-duration>
    <meta:generator>LibreOffice/7.0.0.1$Linux_X86_64 LibreOffice_project/04ba7e3f1e51af6c5d653e543a620e36719083fd</meta:generator>
    <meta:document-statistic meta:table-count="8" meta:cell-count="175" meta:object-count="0"/>
  </office:meta>
</office:document-meta>
</file>